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ff00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color="#ff8080"/>
    </style:style>
    <style:style style:name="T2" style:family="text">
      <style:text-properties fo:color="#00ff00"/>
    </style:style>
    <style:style style:name="T3" style:family="text">
      <style:text-properties fo:color="#aecf00"/>
    </style:style>
    <style:style style:name="T4" style:family="text">
      <style:text-properties fo:color="#993366"/>
    </style:style>
    <style:style style:name="T5" style:family="text">
      <style:text-properties style:use-window-font-color="true"/>
    </style:style>
    <style:style style:name="T6" style:family="text">
      <style:text-properties fo:color="#b80047"/>
    </style:style>
    <style:style style:name="T7" style:family="text">
      <style:text-properties fo:color="#00b8ff"/>
    </style:style>
    <style:style style:name="T8" style:family="text">
      <style:text-properties fo:color="#ffd320"/>
    </style:style>
    <style:style style:name="T9" style:family="text">
      <style:text-properties fo:color="#00dcff"/>
    </style:style>
    <style:style style:name="T10" style:family="text">
      <style:text-properties fo:color="#00a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_cf = <text:s text:c="5"/>1</text:p>
      <text:p text:style-name="Standard">B_3 <text:s/>=<text:span text:style-name="T8">-(Mq +Zw +Xu)</text:span>;</text:p>
      <text:p text:style-name="Standard">B_cf = <text:span text:style-name="T8">-Xu -Zw -Mq </text:span>-Mwd*(mu/cos(alfaD) + Zq);</text:p>
      <text:p text:style-name="Standard"/>
      <text:p text:style-name="Standard">C_3 <text:s/>= (<text:span text:style-name="T6">+Xu*Zw-Zu*Xw</text:span> +<text:span text:style-name="T1">Xu*Mq+Zw*Mq</text:span><text:span text:style-name="T7">-Mw*Zq'</text:span><text:span text:style-name="T8">-Mu*Xq</text:span>);</text:p>
      <text:p text:style-name="Standard">C_cf = <text:s/><text:span text:style-name="T6">Xu*Zw - Xw*Zu</text:span> <text:span text:style-name="T1">-Mq*(-Xu -Zw)</text:span> <text:s/><text:span text:style-name="T7">-Mw*(mu/cos(alfaD) - Zq)</text:span> <text:span text:style-name="T8">-Mu*Xq</text:span> -Mwd*(-(mu*cos(alfaD) + Zq)*Xu - cTs*sin(gam) + Zu*Xq);</text:p>
      <text:p text:style-name="Standard"/>
      <text:p text:style-name="Standard"/>
      <text:p text:style-name="Standard"><text:tab/><text:tab/>x<text:tab/><text:tab/>x<text:tab/><text:tab/>x<text:tab/><text:tab/>1<text:tab/><text:tab/>x<text:tab/><text:tab/>x<text:tab/><text:tab/><text:tab/>x</text:p>
      <text:p text:style-name="Standard">D_3 <text:s/>= (+Zu*Xw*Mq <text:s/>-Xu*Zw*Mq <text:s/>+Mu*gEarth <text:s/>+Mu*Zw*Xq <text:s/>-Mu*Xw*Zq <text:s text:c="2"/>+Mw*Xu*Zq <text:s text:c="15"/>-Mw*Zu*Xq);</text:p>
      <text:p text:style-name="Standard">D_3 <text:s/>= <text:s/>(Mu*gEarth + Mu*Zw*Xq <text:s/>- Mu*Xw*Zq <text:s text:c="2"/>+Zu*Xw*Mq <text:s text:c="3"/>-Xu*Zw*Mq <text:s text:c="3"/>+Xu*Mw*Zq <text:s text:c="9"/>-Zu*Mw*Xq);</text:p>
      <text:p text:style-name="Standard">Zq' = Zq + U0</text:p>
      <text:p text:style-name="P1"/>
      <text:p text:style-name="P1">% D_3 = <text:span text:style-name="T4"><text:s/>-Mq*(Xu*Zw-Zu*Xw)</text:span> <text:s text:c="16"/>+<text:span text:style-name="T1">Mw*Xu*Zq'</text:span> <text:s text:c="35"/>-<text:span text:style-name="T1">Mw*Zu*Xq</text:span>) <text:s text:c="12"/><text:span text:style-name="T3">+Mu*gEarth</text:span> <text:s text:c="17"/><text:span text:style-name="T2">-Mu*Xw*Zq' + <text:s text:c="3"/></text:span></text:p>
      <text:p text:style-name="Standard">D_cf <text:s/>= <text:span text:style-name="T4">-Mq*(Xu*Zw - Xw*Zu)</text:span> -<text:span text:style-name="T1">Mw*(-(mu*cos(alfaD) + Zq)*Xu</text:span> - cTs*sin(gam) + <text:span text:style-name="T1">Zu*Xq</text:span>) + <text:span text:style-name="T5">Mu</text:span><text:span text:style-name="T2">*</text:span><text:span text:style-name="T3">(cTs*cos(gam)</text:span><text:span text:style-name="T2"> </text:span>- <text:span text:style-name="T2">Xw*(mu/cos(alfaD) + Zq)</text:span> </text:p>
      <text:p text:style-name="P2">% -Mu*Zw*Xq</text:p>
      <text:p text:style-name="Standard"><text:s/>-<text:span text:style-name="T2">Zw*Xq) <text:s text:c="6"/></text:span>-Mwd*(-cTs*( Zw*cos(gam) - Xw*sin(gam))) ;</text:p>
      <text:p text:style-name="Standard"/>
      <text:p text:style-name="Standard"/>
      <text:p text:style-name="Standard">% s^4*Iy^2</text:p>
      <text:p text:style-name="Standard">% +(-Xu*Iy^2-Mq-Zw*Iy^2)*s^3</text:p>
      <text:p text:style-name="Standard">% +(Xu*Zw*Iy^2-Mthta+Xu*Mq-Mw*Un-Zu*Xw*Iy^2+Mw*Zq+Mu*Xq+Zw*Mq)*s^2</text:p>
      <text:p text:style-name="Standard">% +(-Mu*Xw*Un<text:span text:style-name="T2">-Mu*Zw*Xq</text:span>+Xu*Mthta+Mu*gE+Zw*Mthta+Xu*Mw*Un+Zu*Mw*Xq<text:span text:style-name="T2">+Mu*Xw*Zq</text:span>-Xu*Zw*Mq-Xu*Mw*Zq+Zu*Xw*Mq)*s</text:p>
      <text:p text:style-name="Standard">% -Xu*Zw*Mthta+Zu*Mw*gE+Zu*Xw*Mthta-Mu*Zw*gE</text:p>
      <text:p text:style-name="Standard"/>
      <text:p text:style-name="Standard"/>
      <text:p text:style-name="Standard">E_cf = <text:span text:style-name="T9">(Zu*Mw</text:span>-<text:span text:style-name="T10">Mu*Zw</text:span>)*gEarth;</text:p>
      <text:p text:style-name="Standard">E_cf = -<text:span text:style-name="T9">Mw*(-cTs*( Zu*</text:span>cos(gam) - Xu*sin(gam))) + <text:span text:style-name="T10">Mu*(-cTs*(Zw*</text:span>cos(gam) – Xw*sin(gam)));</text:p>
      <text:p text:style-name="Standard"/>
      <text:p text:style-name="Standard">Sie müssen mich nicht nur verbessern wenn ich einen Fehler mach, sondern auch wenn ich etwas sage, was ein Russe so nicht formulieren würde</text:p>
      <text:p text:style-name="Standard">Вы должны не только улучшать меня если я совершай ошибку, но и если я говорю кое-что, что русский не формулировал бы таким образом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8T07:29:36.05</meta:creation-date>
    <dc:date>2014-01-19T23:28:41.53</dc:date>
    <meta:editing-duration>PT23H25M53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174" meta:character-count="1472"/>
  </office:meta>
</office:document-meta>
</file>